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e, Thou Almighty King</text:p>
      <text:p text:style-name="P1"/>
      <text:p text:style-name="P3">Come, Thou Almighty King,</text:p>
      <text:p text:style-name="P3">Help us Thy name to sing,</text:p>
      <text:p text:style-name="P3">Help us to praise:</text:p>
      <text:p text:style-name="P3">Father, all glorious,</text:p>
      <text:p text:style-name="P3">O'er all victorious,</text:p>
      <text:p text:style-name="P3">Come, and reign over us,</text:p>
      <text:p text:style-name="P3">Ancient of Days.</text:p>
      <text:p text:style-name="P3"/>
      <text:p text:style-name="P3">Come, Thou Incarnate Word,</text:p>
      <text:p text:style-name="P3">Gird on Thy might sword,</text:p>
      <text:p text:style-name="P3">Our prayer attend:</text:p>
      <text:p text:style-name="P3">Come, and Thy people bless,</text:p>
      <text:p text:style-name="P3">And give Thy word success:</text:p>
      <text:p text:style-name="P3">Spirit of holiness,</text:p>
      <text:p text:style-name="P3">On us descend.</text:p>
      <text:p text:style-name="P3"/>
      <text:p text:style-name="P3">Come, Holy Comforter,</text:p>
      <text:p text:style-name="P3">They sacred witness bear</text:p>
      <text:p text:style-name="P3">In this glad hour:</text:p>
      <text:p text:style-name="P3">Thou who almighty art,</text:p>
      <text:p text:style-name="P3">Now rule in every heart,</text:p>
      <text:p text:style-name="P3">Never from us depart,</text:p>
      <text:p text:style-name="P3">Spirit of power.</text:p>
      <text:p text:style-name="P3"/>
      <text:p text:style-name="P3">To Thee great One in Three,</text:p>
      <text:p text:style-name="P3">The highest praises be,</text:p>
      <text:p text:style-name="P3">Hence evermore!</text:p>
      <text:p text:style-name="P3">Thy sovereign majesty</text:p>
      <text:p text:style-name="P3">May we in glory see.</text:p>
      <text:p text:style-name="P3">And to eternity</text:p>
      <text:p text:style-name="P3">Love and adore.</text:p>
      <text:p text:style-name="P3"/>
      <text:p text:style-name="P3"><text:span text:style-name="T1"/></text:p>
      <text:p text:style-name="P3">Composer: Felice de Giardini</text:p>
      <text:p text:style-name="P3">Lyricist: <text:s/>Anonymo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5T10:34:09</meta:creation-date>
    <meta:editing-duration>PT10M26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31" meta:word-count="119" meta:character-count="657"/>
    <dc:date>2018-12-15T10:44:34</dc:date>
    <dc:creator>Hank Warren</dc:creator>
    <meta:template xlink:type="simple" xlink:actuate="onRequest" xlink:title="TubaHymn" xlink:href="../../../../../../Library/Application%20Support/OpenOffice/4/user/template/TubaHymn.ott" meta:date="2018-12-15T10:34:09"/>
  </office:meta>
</office:document-meta>
</file>